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85cm"/>
    </style:style>
    <style:style style:name="co3" style:family="table-column">
      <style:table-column-properties fo:break-before="auto" style:column-width="1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fo:borde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>
          <form:form form:name="Formularz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Pasek przewijania 1" form:control-implementation="ooo:com.sun.star.form.component.ScrollBar" xml:id="control1" form:id="control1" form:value="0" form:linked-cell="Arkusz1.A6" form:delay-for-repeat="PT0.050000000S" form:min-value="0" form:max-value="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Pasek przewijania 2" form:control-implementation="ooo:com.sun.star.form.component.ScrollBar" xml:id="control2" form:id="control2" form:value="0" form:linked-cell="Arkusz1.A7" form:delay-for-repeat="PT0.050000000S" form:min-value="0" form:max-value="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Pasek przewijania 3" form:control-implementation="ooo:com.sun.star.form.component.ScrollBar" xml:id="control3" form:id="control3" form:value="0" form:linked-cell="Arkusz1.A8" form:delay-for-repeat="PT0.050000000S" form:min-value="0" form:max-value="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shapes>
          <draw:frame draw:z-index="0" draw:style-name="gr1" draw:text-style-name="P1" svg:width="12.85cm" svg:height="7.228cm" svg:x="1.945cm" svg:y="6.283cm">
            <draw:object draw:notify-on-update-of-ranges="Arkusz1.B3:Arkusz1.B3 Arkusz1.C3:Arkusz1.M3 Arkusz1.B4:Arkusz1.B4 Arkusz1.C4:Arkusz1.M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1" draw:name="Formant 1" draw:style-name="gr2" draw:text-style-name="P2" svg:width="4.985cm" svg:height="0.659cm" svg:x="5.301cm" svg:y="2.942cm" draw:control="control1"/>
          <draw:control draw:z-index="2" draw:name="Formant 2" draw:style-name="gr2" draw:text-style-name="P2" svg:width="4.985cm" svg:height="0.708cm" svg:x="5.325cm" svg:y="3.917cm" draw:control="control2"/>
          <draw:control draw:z-index="3" draw:name="Formant 3" draw:style-name="gr2" draw:text-style-name="P2" svg:width="4.949cm" svg:height="0.647cm" svg:x="5.343cm" svg:y="4.979cm" draw:control="control3"/>
        </table:shapes>
        <table:table-column table:style-name="co1" table:default-cell-style-name="Default"/>
        <table:table-column table:style-name="co2" table:default-cell-style-name="ce5"/>
        <table:table-column table:style-name="co3" table:default-cell-style-name="ce7"/>
        <table:table-column table:style-name="co3" table:number-columns-repeated="10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y = a * (x – b)^2 + c</text:p>
          </table:table-cell>
          <table:covered-table-cell table:style-name="ce3"/>
          <table:covered-table-cell table:style-name="Default"/>
          <table:covered-table-cell table:number-columns-repeated="10"/>
        </table:table-row>
        <table:table-row table:style-name="ro2">
          <table:table-cell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style-name="ce4" office:value-type="string" calcext:value-type="string">
            <text:p>x</text:p>
          </table:table-cell>
          <table:table-cell table:style-name="ce6" office:value-type="float" office:value="-5" calcext:value-type="float">
            <text:p>-5</text:p>
          </table:table-cell>
          <table:table-cell table:style-name="ce6" office:value-type="float" office:value="-4" calcext:value-type="float">
            <text:p>-4</text:p>
          </table:table-cell>
          <table:table-cell table:style-name="ce6" office:value-type="float" office:value="-3" calcext:value-type="float">
            <text:p>-3</text:p>
          </table:table-cell>
          <table:table-cell table:style-name="ce6" office:value-type="float" office:value="-2" calcext:value-type="float">
            <text:p>-2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4" office:value-type="string" calcext:value-type="string">
            <text:p>y</text:p>
          </table:table-cell>
          <table:table-cell table:style-name="ce6" table:formula="of:=a*([.C3]-b)^2+wsp_c" office:value-type="float" office:value="-26.5" calcext:value-type="float">
            <text:p>-26,5</text:p>
          </table:table-cell>
          <table:table-cell table:style-name="ce6" table:formula="of:=a*([.D3]-b)^2+wsp_c" office:value-type="float" office:value="-21.46" calcext:value-type="float">
            <text:p>-21,46</text:p>
          </table:table-cell>
          <table:table-cell table:style-name="ce6" table:formula="of:=a*([.E3]-b)^2+wsp_c" office:value-type="float" office:value="-17.54" calcext:value-type="float">
            <text:p>-17,54</text:p>
          </table:table-cell>
          <table:table-cell table:style-name="ce6" table:formula="of:=a*([.F3]-b)^2+wsp_c" office:value-type="float" office:value="-14.74" calcext:value-type="float">
            <text:p>-14,74</text:p>
          </table:table-cell>
          <table:table-cell table:style-name="ce6" table:formula="of:=a*([.G3]-b)^2+wsp_c" office:value-type="float" office:value="-13.06" calcext:value-type="float">
            <text:p>-13,06</text:p>
          </table:table-cell>
          <table:table-cell table:style-name="ce6" table:formula="of:=a*([.H3]-b)^2+wsp_c" office:value-type="float" office:value="-12.5" calcext:value-type="float">
            <text:p>-12,5</text:p>
          </table:table-cell>
          <table:table-cell table:style-name="ce6" table:formula="of:=a*([.I3]-b)^2+wsp_c" office:value-type="float" office:value="-13.06" calcext:value-type="float">
            <text:p>-13,06</text:p>
          </table:table-cell>
          <table:table-cell table:style-name="ce6" table:formula="of:=a*([.J3]-b)^2+wsp_c" office:value-type="float" office:value="-14.74" calcext:value-type="float">
            <text:p>-14,74</text:p>
          </table:table-cell>
          <table:table-cell table:style-name="ce6" table:formula="of:=a*([.K3]-b)^2+wsp_c" office:value-type="float" office:value="-17.54" calcext:value-type="float">
            <text:p>-17,54</text:p>
          </table:table-cell>
          <table:table-cell table:style-name="ce6" table:formula="of:=a*([.L3]-b)^2+wsp_c" office:value-type="float" office:value="-21.46" calcext:value-type="float">
            <text:p>-21,46</text:p>
          </table:table-cell>
          <table:table-cell table:style-name="ce6" table:formula="of:=a*([.M3]-b)^2+wsp_c" office:value-type="float" office:value="-26.5" calcext:value-type="float">
            <text:p>-26,5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a</text:p>
          </table:table-cell>
          <table:table-cell table:formula="of:=([.A6]-50)/50" office:value-type="float" office:value="-0.56" calcext:value-type="float">
            <text:p>-0,56</text:p>
          </table:table-cell>
          <table:table-cell table:number-columns-repeated="10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b</text:p>
          </table:table-cell>
          <table:table-cell table:formula="of:=([.A7]-50)/10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table:formula="of:=([.A8]-50)/2" office:value-type="float" office:value="-12.5" calcext:value-type="float">
            <text:p>-12,5</text:p>
          </table:table-cell>
          <table:table-cell table:number-columns-repeated="10"/>
        </table:table-row>
      </table:table>
      <table:named-expressions>
        <table:named-range table:name="a" table:base-cell-address="$Arkusz1.$C$6" table:cell-range-address="$Arkusz1.$C$6"/>
        <table:named-range table:name="b" table:base-cell-address="$Arkusz1.$C$7" table:cell-range-address="$Arkusz1.$C$7"/>
        <table:named-range table:name="wsp_a" table:base-cell-address="$Arkusz1.$C$6" table:cell-range-address="$Arkusz1.$C$6"/>
        <table:named-range table:name="wsp_c" table:base-cell-address="$Arkusz1.$C$8" table:cell-range-address="$Arkusz1.$C$8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7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7T09:58:04.134135698</meta:creation-date>
    <meta:generator>LibreOffice/24.2.7.2$Linux_X86_64 LibreOffice_project/420$Build-2</meta:generator>
    <dc:date>2025-11-07T10:27:35.251124003</dc:date>
    <meta:editing-duration>PT5M59S</meta:editing-duration>
    <meta:editing-cycles>2</meta:editing-cycles>
    <meta:document-statistic meta:table-count="1" meta:cell-count="34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851cm" svg:height="7.229cm" xlink:href=".." xlink:type="simple" chart:class="chart:scatter" chart:style-name="ch1">
        <chart:legend chart:legend-position="end" svg:x="11.338cm" svg:y="3.307cm" style:legend-expansion="high" chart:style-name="ch2"/>
        <chart:plot-area chart:style-name="ch3" table:cell-range-address="Arkusz1.B3:Arkusz1.M4" chart:data-source-has-labels="column" svg:x="0.257cm" svg:y="0.144cm" svg:width="10.824cm" svg:height="6.941cm">
          <chart:coordinate-region svg:x="0.414cm" svg:y="0.351cm" svg:width="10.568cm" svg:height="6.5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C4:Arkusz1.M4" chart:label-cell-address="Arkusz1.B4:Arkusz1.B4" chart:class="chart:scatter">
            <chart:domain table:cell-range-address="Arkusz1.C3:Arkusz1.M3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Wiersz 3</text:p>
                <draw:g>
                  <svg:desc/>
                </draw:g>
              </table:table-cell>
              <table:table-cell office:value-type="float" office:value="-5">
                <text:p>-5</text:p>
                <draw:g>
                  <svg:desc>Arkusz1.C3:Arkusz1.M3</svg:desc>
                </draw:g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y</text:p>
                <draw:g>
                  <svg:desc>Arkusz1.B4:Arkusz1.B4</svg:desc>
                </draw:g>
              </table:table-cell>
              <table:table-cell office:value-type="float" office:value="-26.5">
                <text:p>-26.5</text:p>
                <draw:g>
                  <svg:desc>Arkusz1.C4:Arkusz1.M4</svg:desc>
                </draw:g>
              </table:table-cell>
              <table:table-cell office:value-type="float" office:value="-21.46">
                <text:p>-21.46</text:p>
              </table:table-cell>
              <table:table-cell office:value-type="float" office:value="-17.54">
                <text:p>-17.54</text:p>
              </table:table-cell>
              <table:table-cell office:value-type="float" office:value="-14.74">
                <text:p>-14.74</text:p>
              </table:table-cell>
              <table:table-cell office:value-type="float" office:value="-13.06">
                <text:p>-13.06</text:p>
              </table:table-cell>
              <table:table-cell office:value-type="float" office:value="-12.5">
                <text:p>-12.5</text:p>
              </table:table-cell>
              <table:table-cell office:value-type="float" office:value="-13.06">
                <text:p>-13.06</text:p>
              </table:table-cell>
              <table:table-cell office:value-type="float" office:value="-14.74">
                <text:p>-14.74</text:p>
              </table:table-cell>
              <table:table-cell office:value-type="float" office:value="-17.54">
                <text:p>-17.54</text:p>
              </table:table-cell>
              <table:table-cell office:value-type="float" office:value="-21.46">
                <text:p>-21.46</text:p>
              </table:table-cell>
              <table:table-cell office:value-type="float" office:value="-26.5">
                <text:p>-2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